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eff1ef" draw:textarea-horizontal-align="left" draw:textarea-vertical-align="bottom" draw:auto-grow-height="false"/>
    </style:style>
    <style:style style:name="gr3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3cm" draw:marker-start-width="0.245cm" draw:marker-end="Arrow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custom-shape draw:style-name="gr1" draw:text-style-name="P1" draw:layer="layout" svg:width="12cm" svg:height="8cm" svg:x="8cm" svg:y="1cm">
          <text:p text:style-name="P1">2. munkafolyamato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8cm" svg:x="1cm" svg:y="1cm">
          <text:p text:style-name="P1">1. dokumentum-</text:p>
          <text:p text:style-name="P1">menedzs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cm" svg:height="3.4cm" svg:x="8.4cm" svg:y="4.6cm">
          <text:p text:style-name="P1"><text:span text:style-name="T1">j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4cm" svg:height="2cm" svg:x="7cm" svg:y="2cm">
          <text:p text:style-name="P1">LibreOffic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cm" svg:height="2cm" svg:x="3cm" svg:y="5cm">
          <text:p text:style-name="P1">Share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4.6cm" svg:height="2cm" svg:x="8.7cm" svg:y="5cm">
          <text:p text:style-name="P1">Munkafolyamat-</text:p>
          <text:p text:style-name="P1">mo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5cm" svg:height="2cm" svg:x="14cm" svg:y="5cm">
          <text:p text:style-name="P1">Humán taszk</text:p>
          <text:p text:style-name="P1">kiszolgáló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cm" svg:y1="3cm" svg:x2="5cm" svg:y2="5cm" draw:start-shape="id1" draw:start-glue-point="3" draw:end-shape="id2" draw:end-glue-point="0" svg:d="m7000 3000h-2000v2000">
          <text:p/>
        </draw:connector>
        <draw:connector draw:style-name="gr5" draw:text-style-name="P1" draw:layer="layout" draw:line-skew="-0.2cm" svg:x1="9cm" svg:y1="4cm" svg:x2="11cm" svg:y2="5cm" draw:start-shape="id1" draw:start-glue-point="2" draw:end-shape="id3" draw:end-glue-point="0" svg:d="m9000 4000v300h2000v700">
          <text:p/>
        </draw:connector>
        <draw:connector draw:style-name="gr5" draw:text-style-name="P1" draw:layer="layout" svg:x1="13.3cm" svg:y1="6cm" svg:x2="14cm" svg:y2="6cm" draw:start-shape="id3" draw:start-glue-point="1" draw:end-shape="id4" draw:end-glue-point="3" svg:d="m13300 6000h700">
          <text:p/>
        </draw:connector>
        <draw:line draw:style-name="gr6" draw:text-style-name="P1" draw:layer="layout" svg:x1="19.9cm" svg:y1="9.1cm" svg:x2="20.1cm" svg:y2="9.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2-01-21T16:08:13</dc:date>
    <meta:editing-duration>PT27M53S</meta:editing-duration>
    <meta:editing-cycles>21</meta:editing-cycles>
    <meta:generator>LibreOffice/3.4$Unix LibreOffice_project/340m1$Build-1206</meta:generator>
    <meta:document-statistic meta:object-count="11"/>
  </office:meta>
</office:document-meta>
</file>